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, Courier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61cm" fo:min-width="19.536cm" fo:padding-top="0.142cm" fo:padding-bottom="0.142cm" fo:padding-left="0.267cm" fo:padding-right="0.267cm" draw:shadow="hidden" draw:shadow-offset-x="0.141cm" draw:shadow-offset-y="0.141cm" draw:shadow-opacity="47%"/>
    </style:style>
    <style:style style:name="gr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7.416cm" fo:min-width="18.766cm" fo:padding-top="0.142cm" fo:padding-bottom="0.142cm" fo:padding-left="0.267cm" fo:padding-right="0.267cm" draw:shadow="hidden" draw:shadow-offset-x="0.141cm" draw:shadow-offset-y="0.141cm" draw:shadow-opacity="47%"/>
    </style:style>
    <style:style style:name="gr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4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5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="Rounded_20_large_20_Arrow" draw:marker-end-width="0.2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est_5f_02_29_kn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672cm" fo:min-width="5.6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5.2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782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dddddd" draw:textarea-vertical-align="middle"/>
    </style:style>
    <style:style style:name="gr20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19cm" fo:min-width="14.563cm" fo:padding-top="0.142cm" fo:padding-bottom="0.142cm" fo:padding-left="0.267cm" fo:padding-right="0.267cm" draw:shadow="hidden" draw:shadow-offset-x="0.141cm" draw:shadow-offset-y="0.141cm" draw:shadow-opacity="47%"/>
    </style:style>
    <style:style style:name="gr2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5cm" fo:min-width="3.20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33cm" fo:min-width="3.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3.07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09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733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433cm" fo:min-width="4.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086cm" fo:min-width="3.35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3.809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866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3.579cm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3cm" svg:stroke-color="#666666" draw:marker-start-width="0.279cm" draw:marker-end="" draw:marker-end-width="0.25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416cm" fo:min-width="20.566cm" fo:padding-top="0.142cm" fo:padding-bottom="0.142cm" fo:padding-left="0.267cm" fo:padding-right="0.267cm" draw:shadow="hidden" draw:shadow-offset-x="0.141cm" draw:shadow-offset-y="0.141cm" draw:shadow-opacity="47%"/>
    </style:style>
    <style:style style:name="gr33" style:family="graphic" style:parent-style-name="standard">
      <style:graphic-properties svg:stroke-width="0.081cm" svg:stroke-color="#666666" draw:marker-start-width="0.321cm" draw:marker-end-width="0.321cm" draw:fill-color="#dddddd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34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404cm" fo:min-width="2.773cm" fo:padding-top="0.139cm" fo:padding-bottom="0.139cm" fo:padding-left="0.264cm" fo:padding-right="0.264cm"/>
    </style:style>
    <style:style style:name="gr37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draw:fill-color="#00cc00" draw:opacity="23%" draw:textarea-horizontal-align="justify" draw:textarea-vertical-align="middle" draw:auto-grow-height="false" fo:min-height="0.723cm" fo:min-width="3.171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57cm" fo:min-width="2.073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89cm" fo:min-width="3.072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856cm" fo:min-width="3.573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615cm" fo:min-width="2.673cm" fo:padding-top="0.139cm" fo:padding-bottom="0.139cm" fo:padding-left="0.264cm" fo:padding-right="0.264cm"/>
    </style:style>
    <style:style style:name="gr42" style:family="graphic" style:parent-style-name="standard">
      <style:graphic-properties draw:stroke-dash="Fine_20_Dashed" svg:stroke-width="0.028cm" svg:stroke-color="#00cc00" draw:marker-start-width="0.284cm" draw:marker-end-width="0.284cm" svg:stroke-linecap="round" draw:fill-color="#00cc00" draw:opacity="23%" draw:textarea-horizontal-align="justify" draw:textarea-vertical-align="middle" draw:auto-grow-height="false" fo:min-height="1.322cm" fo:min-width="1.585cm" fo:padding-top="0.139cm" fo:padding-bottom="0.139cm" fo:padding-left="0.264cm" fo:padding-right="0.264cm"/>
    </style:style>
    <style:style style:name="gr43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96cm" fo:min-width="3.173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1.012cm" fo:min-width="2.473cm" fo:padding-top="0.139cm" fo:padding-bottom="0.139cm" fo:padding-left="0.264cm" fo:padding-right="0.264cm"/>
    </style:style>
    <style:style style:name="P1" style:family="paragraph">
      <loext:graphic-properties draw:fill="solid" draw:fill-color="#eeeeee" draw:fill-hatch-solid="fals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Arial"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 draw:opacity="10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loext:graphic-properties draw:fill-color="#00cc00" draw:opacity="23%"/>
      <style:paragraph-properties fo:text-align="center"/>
      <style:text-properties style:font-name="Arial" fo:font-size="13pt" style:text-underline-style="none"/>
    </style:style>
    <style:style style:name="P10" style:family="paragraph">
      <style:paragraph-properties fo:text-align="center"/>
      <style:text-properties fo:font-size="13pt"/>
    </style:style>
    <style:style style:name="P11" style:family="paragraph">
      <loext:graphic-properties draw:fill-color="#00cc00" draw:opacity="23%"/>
      <style:paragraph-properties fo:text-align="center"/>
      <style:text-properties style:font-name="Arial" fo:font-size="13pt"/>
    </style:style>
    <style:style style:name="P12" style:family="paragraph">
      <loext:graphic-properties draw:fill-color="#dddddd" draw:opacity="100%"/>
      <style:paragraph-properties fo:text-align="center"/>
      <style:text-properties style:font-name="Arial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7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8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9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font-size-asian="10pt" style:font-size-complex="10pt"/>
    </style:style>
    <style:style style:name="P20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1" style:family="text">
      <style:text-properties style:font-name="Arial" fo:font-size="13pt"/>
    </style:style>
    <style:style style:name="T2" style:family="text">
      <style:text-properties fo:color="#009900" style:font-name="Arial" fo:font-size="13pt" fo:font-weight="bold" style:font-weight-asian="bold" style:font-weight-complex="bold"/>
    </style:style>
    <style:style style:name="T3" style:family="text"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T4" style:family="text"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0.07cm" svg:height="9.145cm" svg:x="0.439cm" svg:y="13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3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131cm" svg:x="2.2cm" svg:y="2.3cm">
          <text:p text:style-name="P2"><text:span text:style-name="T1">Seleçã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7cm" svg:y1="2.865cm" svg:x2="10.6cm" svg:y2="2.865cm" draw:start-shape="id1" draw:end-shape="id2" draw:end-glue-point="3" svg:d="M6700 2865h3900" svg:viewBox="0 0 3901 1">
          <text:p/>
        </draw:connector>
        <draw:custom-shape draw:style-name="gr5" draw:text-style-name="P3" xml:id="id2" draw:id="id2" draw:layer="layout" svg:width="4.9cm" svg:height="1.131cm" svg:x="10.6cm" svg:y="2.3cm">
          <text:p text:style-name="P2"><text:span text:style-name="T1">Pré-process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5cm" svg:height="1.131cm" svg:x="15.6cm" svg:y="4.931cm">
          <text:p text:style-name="P2"><text:span text:style-name="T1">Transformaçã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2cm" svg:height="1.1cm" svg:x="10.45cm" svg:y="7.331cm">
          <text:p text:style-name="P2"><text:span text:style-name="T1">Mineração de d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3cm" svg:height="1.1cm" svg:x="1.3cm" svg:y="7.331cm">
          <text:p text:style-name="P2"><text:span text:style-name="T1">Avaliação e interpretaçã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5cm" svg:y1="2.865cm" svg:x2="17.85cm" svg:y2="4.931cm" draw:start-shape="id2" draw:start-glue-point="1" draw:end-shape="id3" draw:end-glue-point="0" svg:d="M15500 2865h2350v2066" svg:viewBox="0 0 2351 2067">
          <text:p/>
        </draw:connector>
        <draw:connector draw:style-name="gr8" draw:text-style-name="P5" draw:layer="layout" svg:x1="17.85cm" svg:y1="6.062cm" svg:x2="15.65cm" svg:y2="7.881cm" draw:start-shape="id3" draw:start-glue-point="2" draw:end-shape="id4" draw:end-glue-point="1" svg:d="M17850 6062v1819h-2200" svg:viewBox="0 0 2201 1820">
          <text:p/>
        </draw:connector>
        <draw:connector draw:style-name="gr4" draw:text-style-name="P4" draw:layer="layout" draw:type="line" svg:x1="10.45cm" svg:y1="7.881cm" svg:x2="7.6cm" svg:y2="7.881cm" draw:start-shape="id4" draw:end-shape="id5" draw:end-glue-point="1" svg:d="M10450 7881h-2850" svg:viewBox="0 0 2851 1">
          <text:p/>
        </draw:connector>
        <draw:connector draw:style-name="gr9" draw:text-style-name="P5" draw:layer="layout" draw:type="curve" draw:line-skew="0.31cm" svg:x1="4.45cm" svg:y1="8.431cm" svg:x2="13.05cm" svg:y2="8.431cm" draw:start-shape="id5" draw:start-glue-point="2" draw:end-shape="id4" svg:d="M4450 8431c0 1255 8600 1255 8600 0" svg:viewBox="0 0 8601 942">
          <text:p/>
        </draw:connector>
        <draw:connector draw:style-name="gr10" draw:text-style-name="P5" draw:layer="layout" draw:type="curve" svg:x1="4.45cm" svg:y1="7.331cm" svg:x2="15.6cm" svg:y2="5.496cm" draw:start-shape="id5" draw:start-glue-point="0" draw:end-shape="id3" draw:end-glue-point="3" svg:d="M4450 7331c0-1224 3716-1835 11150-1835" svg:viewBox="0 0 11151 1836">
          <text:p/>
        </draw:connector>
        <draw:connector draw:style-name="gr10" draw:text-style-name="P5" draw:layer="layout" draw:type="curve" svg:x1="4.45cm" svg:y1="7.331cm" svg:x2="13.05cm" svg:y2="3.431cm" draw:start-shape="id5" draw:end-shape="id2" draw:end-glue-point="2" svg:d="M4450 7331c0-2925 8600-975 8600-3900" svg:viewBox="0 0 8601 3901">
          <text:p/>
        </draw:connector>
        <draw:connector draw:style-name="gr10" draw:text-style-name="P5" draw:layer="layout" draw:type="curve" svg:x1="4.45cm" svg:y1="7.331cm" svg:x2="4.45cm" svg:y2="3.431cm" draw:start-shape="id5" draw:end-shape="id1" draw:end-glue-point="2" svg:d="M4450 7331v-3900" svg:viewBox="0 0 1 3901">
          <text:p/>
        </draw:connector>
        <draw:custom-shape draw:style-name="gr11" draw:text-style-name="P3" draw:layer="layout" svg:width="6.25cm" svg:height="1.974cm" svg:x="4.303cm" svg:y="13.853cm">
          <text:p text:style-name="P2"><text:span text:style-name="T2">Amostragem</text:span></text:p>
          <text:p text:style-name="P2"><text:span text:style-name="T1">(Gerar uma amostra representativa de dados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85cm" svg:height="1.8cm" svg:x="13.45cm" svg:y="15.51cm">
          <text:p text:style-name="P2"><text:span text:style-name="T2">Explorar</text:span></text:p>
          <text:p text:style-name="P2"><text:span text:style-name="T1">(Visualização e descrição básica dos dado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cm" svg:height="1.8cm" svg:x="12.732cm" svg:y="20.113cm">
          <text:p text:style-name="P2"><text:span text:style-name="T2">Modificar</text:span></text:p>
          <text:p text:style-name="P2"><text:span text:style-name="T1">(Selecionar variáveis, transformar representações variávei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9cm" svg:height="1.8cm" svg:x="2.805cm" svg:y="20.689cm">
          <text:p text:style-name="P2"><text:span text:style-name="T2">Modelagem</text:span></text:p>
          <text:p text:style-name="P2"><text:span text:style-name="T1">(Uso de vários modelos estatísticos e de aprendizado de máquina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34cm" svg:height="1.8cm" svg:x="0.824cm" svg:y="17.2cm">
          <text:p text:style-name="P2"><text:span text:style-name="T2">Avaliação</text:span></text:p>
          <text:p text:style-name="P2"><text:span text:style-name="T1">(Avaliar a precisão <text:s/>da usabilidade do modelo proposto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svg:x="8.134cm" svg:y="15.422cm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1.25663706143592) translate (7.365cm 20.278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2.51327412287183) translate (11.555cm 22.71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-2.51327412287183) translate (15.222cm 19.03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55.229315586270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line draw:style-name="gr18" draw:text-style-name="P5" draw:layer="layout" svg:width="1.342cm" svg:height="0.802cm" draw:transform="skewX (-0.144164196214732) rotate (-0.753284105160753) translate (12.93704099883cm 18.3351626214174cm)" svg:viewBox="0 0 1343 803" draw:points="0,803 1172,803 1343,0">
          <text:p/>
        </draw:polyline>
        <draw:polygon draw:style-name="gr19" draw:text-style-name="P7" draw:layer="layout" svg:width="2.815cm" svg:height="1.368cm" svg:x="11.923cm" svg:y="18.41cm" svg:viewBox="0 0 2816 1369" draw:points="0,0 2816,0 1415,1369 522,532">
          <text:p/>
        </draw:polygon>
      </draw:page>
      <draw:page draw:name="page2" draw:style-name="dp1" draw:master-page-name="Padrão">
        <draw:custom-shape draw:style-name="gr20" draw:text-style-name="P1" draw:layer="layout" svg:width="15.097cm" svg:height="9.474cm" svg:x="3.035cm" svg:y="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6" draw:id="id6" draw:layer="layout" svg:width="3.758cm" svg:height="1.417cm" svg:x="2.603cm" svg:y="3.417cm">
          <draw:glue-point draw:id="4" svg:x="5.002cm" svg:y="-2.328cm"/>
          <draw:glue-point draw:id="5" svg:x="5.002cm" svg:y="2.851cm"/>
          <text:p text:style-name="P2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3.612cm" svg:height="1.435cm" svg:x="8.886cm" svg:y="1cm">
          <text:p text:style-name="P2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4.482cm" svg:y1="3.417cm" svg:x2="8.886cm" svg:y2="1.717cm" draw:start-shape="id6" draw:start-glue-point="0" draw:end-shape="id7" svg:d="M4482 3417l4404-1700" svg:viewBox="0 0 4405 1701">
          <text:p/>
        </draw:connector>
        <draw:connector draw:style-name="gr10" draw:text-style-name="P5" draw:layer="layout" draw:type="curve" svg:x1="10.692cm" svg:y1="8.69cm" svg:x2="6.361cm" svg:y2="4.528cm" draw:start-shape="id8" draw:start-glue-point="0" draw:end-shape="id6" draw:end-glue-point="5" svg:d="M10692 8690c0-2775-1443-4162-4331-4162" svg:viewBox="0 0 4332 4163">
          <text:p/>
        </draw:connector>
        <draw:custom-shape draw:style-name="gr23" draw:text-style-name="P3" xml:id="id9" draw:id="id9" draw:layer="layout" svg:width="3.63cm" svg:height="1.418cm" svg:x="13.473cm" svg:y="3.783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0" draw:id="id10" draw:layer="layout" svg:width="3.647cm" svg:height="1.131cm" svg:x="13.473cm" svg:y="6.877cm">
          <draw:glue-point draw:id="4" svg:x="-2.278cm" svg:y="-4.907cm"/>
          <draw:glue-point draw:id="5" svg:x="2.495cm" svg:y="-4.907cm"/>
          <text:p text:style-name="P2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4.9cm" svg:height="1.131cm" svg:x="8.242cm" svg:y="8.69cm">
          <text:p text:style-name="P2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1" draw:id="id11" draw:layer="layout" svg:width="4.285cm" svg:height="1.131cm" svg:x="2.763cm" svg:y="6.341cm">
          <text:p text:style-name="P2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4.478cm" svg:y1="5.201cm" svg:x2="14.466cm" svg:y2="6.888cm" draw:start-shape="id9" draw:start-glue-point="4" draw:end-shape="id10" draw:end-glue-point="4" svg:d="M14478 5201l-12 1687" svg:viewBox="0 0 13 1688">
          <text:p/>
        </draw:connector>
        <draw:connector draw:style-name="gr10" draw:text-style-name="P5" draw:layer="layout" draw:type="curve" svg:x1="16.205cm" svg:y1="6.888cm" svg:x2="16.217cm" svg:y2="5.201cm" draw:start-shape="id10" draw:start-glue-point="5" draw:end-shape="id9" draw:end-glue-point="5" svg:d="M16205 6888c0-1273 12-430 12-1687" svg:viewBox="0 0 13 1688">
          <text:p/>
        </draw:connector>
        <draw:connector draw:style-name="gr4" draw:text-style-name="P4" draw:layer="layout" draw:type="line" svg:x1="12.498cm" svg:y1="1.717cm" svg:x2="15.288cm" svg:y2="3.783cm" draw:start-shape="id7" draw:end-shape="id9" draw:end-glue-point="0" svg:d="M12498 1717l2790 2066" svg:viewBox="0 0 2791 2067">
          <text:p/>
        </draw:connector>
        <draw:connector draw:style-name="gr10" draw:text-style-name="P5" draw:layer="layout" draw:type="curve" svg:x1="10.692cm" svg:y1="2.435cm" svg:x2="6.361cm" svg:y2="3.796cm" draw:start-shape="id7" draw:start-glue-point="2" draw:end-shape="id6" draw:end-glue-point="4" svg:d="M10692 2435c0 908-1443 1361-4331 1361" svg:viewBox="0 0 4332 1362">
          <text:p/>
        </draw:connector>
        <draw:connector draw:style-name="gr4" draw:text-style-name="P4" draw:layer="layout" draw:type="line" svg:x1="15.296cm" svg:y1="8.008cm" svg:x2="13.142cm" svg:y2="9.255cm" draw:start-shape="id10" draw:start-glue-point="2" draw:end-shape="id8" draw:end-glue-point="1" svg:d="M15296 8008l-2154 1247" svg:viewBox="0 0 2155 1248">
          <text:p/>
        </draw:connector>
        <draw:connector draw:style-name="gr4" draw:text-style-name="P4" draw:layer="layout" draw:type="line" svg:x1="8.242cm" svg:y1="9.255cm" svg:x2="4.905cm" svg:y2="7.472cm" draw:start-shape="id8" draw:end-shape="id11" draw:end-glue-point="2" svg:d="M8242 9255l-3337-1783" svg:viewBox="0 0 3338 1784">
          <text:p/>
        </draw:connector>
        <draw:custom-shape draw:style-name="gr26" draw:text-style-name="P9" xml:id="id14" draw:id="id14" draw:layer="layout" svg:width="5.032cm" svg:height="1.735cm" svg:x="4.692cm" svg:y="16.26cm">
          <draw:glue-point draw:id="4" svg:x="5.002cm" svg:y="-2.328cm"/>
          <draw:glue-point draw:id="5" svg:x="5.002cm" svg:y="2.851cm"/>
          <text:p text:style-name="P8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xml:id="id12" draw:id="id12" draw:layer="layout" svg:width="3.91cm" svg:height="1.388cm" svg:x="8.72cm" svg:y="12.274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xml:id="id13" draw:id="id13" draw:layer="layout" svg:width="4.361cm" svg:height="1.685cm" svg:x="-1.345cm" svg:y="16.285cm">
          <draw:glue-point draw:id="4" svg:x="5.002cm" svg:y="-2.328cm"/>
          <draw:glue-point draw:id="5" svg:x="5.002cm" svg:y="2.851cm"/>
          <text:p text:style-name="P8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xml:id="id16" draw:id="id16" draw:layer="layout" svg:width="5.418cm" svg:height="1.684cm" svg:x="17.188cm" svg:y="16.285cm">
          <draw:glue-point draw:id="4" svg:x="5.002cm" svg:y="-2.328cm"/>
          <draw:glue-point draw:id="5" svg:x="5.002cm" svg:y="2.851cm"/>
          <text:p text:style-name="P8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xml:id="id15" draw:id="id15" draw:layer="layout" svg:width="4.131cm" svg:height="1.684cm" svg:x="11.346cm" svg:y="16.285cm">
          <draw:glue-point draw:id="4" svg:x="5.002cm" svg:y="-2.328cm"/>
          <draw:glue-point draw:id="5" svg:x="5.002cm" svg:y="2.851cm"/>
          <text:p text:style-name="P8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31" draw:text-style-name="P5" draw:layer="layout" svg:x1="10.675cm" svg:y1="13.662cm" svg:x2="0.835cm" svg:y2="16.285cm" draw:start-shape="id12" draw:start-glue-point="2" draw:end-shape="id13" draw:end-glue-point="0" svg:d="M10675 13662v1311h-9840v1312" svg:viewBox="0 0 9841 2624">
          <text:p/>
        </draw:connector>
        <draw:connector draw:style-name="gr31" draw:text-style-name="P5" draw:layer="layout" svg:x1="10.675cm" svg:y1="13.662cm" svg:x2="7.208cm" svg:y2="16.26cm" draw:start-shape="id12" draw:start-glue-point="2" draw:end-shape="id14" draw:end-glue-point="0" svg:d="M10675 13662v1299h-3467v1299" svg:viewBox="0 0 3468 2599">
          <text:p/>
        </draw:connector>
        <draw:connector draw:style-name="gr31" draw:text-style-name="P5" draw:layer="layout" svg:x1="10.675cm" svg:y1="13.662cm" svg:x2="13.411cm" svg:y2="16.285cm" draw:start-shape="id12" draw:start-glue-point="2" draw:end-shape="id15" draw:end-glue-point="0" svg:d="M10675 13662v1312h2736v1311" svg:viewBox="0 0 2737 2624">
          <text:p/>
        </draw:connector>
        <draw:connector draw:style-name="gr31" draw:text-style-name="P5" draw:layer="layout" svg:x1="10.675cm" svg:y1="13.662cm" svg:x2="19.897cm" svg:y2="16.285cm" draw:start-shape="id12" draw:start-glue-point="2" draw:end-shape="id16" draw:end-glue-point="0" svg:d="M10675 13662v1312h9222v1311" svg:viewBox="0 0 9223 2624">
          <text:p/>
        </draw:connector>
        <draw:connector draw:style-name="gr4" draw:text-style-name="P4" draw:layer="layout" draw:type="line" svg:x1="3.016cm" svg:y1="17.127cm" svg:x2="4.692cm" svg:y2="17.127cm" draw:start-shape="id13" draw:start-glue-point="1" draw:end-shape="id14" draw:end-glue-point="3" svg:d="M3016 17127h1676" svg:viewBox="0 0 1677 1">
          <text:p/>
        </draw:connector>
        <draw:connector draw:style-name="gr4" draw:text-style-name="P4" draw:layer="layout" draw:type="line" svg:x1="9.724cm" svg:y1="17.127cm" svg:x2="11.346cm" svg:y2="17.127cm" draw:start-shape="id14" draw:start-glue-point="1" draw:end-shape="id15" draw:end-glue-point="3" svg:d="M9724 17127h1622" svg:viewBox="0 0 1623 1">
          <text:p/>
        </draw:connector>
        <draw:connector draw:style-name="gr4" draw:text-style-name="P4" draw:layer="layout" draw:type="line" svg:x1="15.477cm" svg:y1="17.127cm" svg:x2="17.188cm" svg:y2="17.127cm" draw:start-shape="id15" draw:start-glue-point="1" draw:end-shape="id16" draw:end-glue-point="3" svg:d="M15477 17127h1711" svg:viewBox="0 0 1712 1">
          <text:p/>
        </draw:connector>
      </draw:page>
      <draw:page draw:name="page3" draw:style-name="dp1" draw:master-page-name="Padrão">
        <draw:custom-shape draw:style-name="gr20" draw:text-style-name="P1" draw:layer="layout" svg:width="15.097cm" svg:height="9.474cm" svg:x="3.326cm" svg:y="2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17" draw:id="id17" draw:layer="layout" svg:width="3.758cm" svg:height="1.417cm" svg:x="3.608cm" svg:y="4.717cm">
          <draw:glue-point draw:id="4" svg:x="5.002cm" svg:y="-2.328cm"/>
          <draw:glue-point draw:id="5" svg:x="5.002cm" svg:y="2.851cm"/>
          <text:p text:style-name="P10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18" draw:id="id18" draw:layer="layout" svg:width="3.612cm" svg:height="1.435cm" svg:x="9.891cm" svg:y="2.3cm">
          <text:p text:style-name="P10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487cm" svg:y1="4.717cm" svg:x2="9.891cm" svg:y2="3.017cm" draw:start-shape="id17" draw:start-glue-point="0" draw:end-shape="id18" svg:d="M5487 4717l4404-1700" svg:viewBox="0 0 4405 1701">
          <text:p/>
        </draw:connector>
        <draw:connector draw:style-name="gr10" draw:text-style-name="P5" draw:layer="layout" draw:type="curve" svg:x1="11.697cm" svg:y1="9.99cm" svg:x2="7.366cm" svg:y2="5.828cm" draw:start-shape="id19" draw:start-glue-point="0" draw:end-shape="id17" draw:end-glue-point="5" svg:d="M11697 9990c0-2775-1443-4162-4331-4162" svg:viewBox="0 0 4332 4163">
          <text:p/>
        </draw:connector>
        <draw:custom-shape draw:style-name="gr23" draw:text-style-name="P3" xml:id="id20" draw:id="id20" draw:layer="layout" svg:width="3.63cm" svg:height="1.418cm" svg:x="14.478cm" svg:y="5.083cm">
          <draw:glue-point draw:id="4" svg:x="-2.234cm" svg:y="5.119cm"/>
          <draw:glue-point draw:id="5" svg:x="2.561cm" svg:y="5.035cm"/>
          <text:p text:style-name="P10"><text:span text:style-name="T1"/></text:p>
          <text:p text:style-name="P10"><text:span text:style-name="T1">Preparação dos dados</text:span></text:p>
          <text:p text:style-name="P10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21" draw:id="id21" draw:layer="layout" svg:width="3.647cm" svg:height="1.131cm" svg:x="14.478cm" svg:y="8.177cm">
          <draw:glue-point draw:id="4" svg:x="-2.278cm" svg:y="-4.907cm"/>
          <draw:glue-point draw:id="5" svg:x="2.495cm" svg:y="-4.907cm"/>
          <text:p text:style-name="P10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9" draw:id="id19" draw:layer="layout" svg:width="4.9cm" svg:height="1.131cm" svg:x="9.247cm" svg:y="9.99cm">
          <text:p text:style-name="P10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22" draw:id="id22" draw:layer="layout" svg:width="4.285cm" svg:height="1.131cm" svg:x="3.768cm" svg:y="7.641cm">
          <text:p text:style-name="P10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5.483cm" svg:y1="6.501cm" svg:x2="15.471cm" svg:y2="8.188cm" draw:start-shape="id20" draw:start-glue-point="4" draw:end-shape="id21" draw:end-glue-point="4" svg:d="M15483 6501l-12 1687" svg:viewBox="0 0 13 1688">
          <text:p/>
        </draw:connector>
        <draw:connector draw:style-name="gr10" draw:text-style-name="P5" draw:layer="layout" draw:type="curve" svg:x1="17.21cm" svg:y1="8.188cm" svg:x2="17.222cm" svg:y2="6.501cm" draw:start-shape="id21" draw:start-glue-point="5" draw:end-shape="id20" draw:end-glue-point="5" svg:d="M17210 8188c0-1273 12-430 12-1687" svg:viewBox="0 0 13 1688">
          <text:p/>
        </draw:connector>
        <draw:connector draw:style-name="gr4" draw:text-style-name="P4" draw:layer="layout" draw:type="line" svg:x1="13.503cm" svg:y1="3.017cm" svg:x2="16.293cm" svg:y2="5.083cm" draw:start-shape="id18" draw:end-shape="id20" draw:end-glue-point="0" svg:d="M13503 3017l2790 2066" svg:viewBox="0 0 2791 2067">
          <text:p/>
        </draw:connector>
        <draw:connector draw:style-name="gr10" draw:text-style-name="P5" draw:layer="layout" draw:type="curve" svg:x1="11.697cm" svg:y1="3.735cm" svg:x2="7.366cm" svg:y2="5.096cm" draw:start-shape="id18" draw:start-glue-point="2" draw:end-shape="id17" draw:end-glue-point="4" svg:d="M11697 3735c0 908-1443 1361-4331 1361" svg:viewBox="0 0 4332 1362">
          <text:p/>
        </draw:connector>
        <draw:connector draw:style-name="gr4" draw:text-style-name="P4" draw:layer="layout" draw:type="line" svg:x1="16.301cm" svg:y1="9.308cm" svg:x2="14.147cm" svg:y2="10.555cm" draw:start-shape="id21" draw:start-glue-point="2" draw:end-shape="id19" draw:end-glue-point="1" svg:d="M16301 9308l-2154 1247" svg:viewBox="0 0 2155 1248">
          <text:p/>
        </draw:connector>
        <draw:connector draw:style-name="gr4" draw:text-style-name="P4" draw:layer="layout" draw:type="line" svg:x1="9.247cm" svg:y1="10.555cm" svg:x2="5.91cm" svg:y2="8.772cm" draw:start-shape="id19" draw:end-shape="id22" draw:end-glue-point="2" svg:d="M9247 10555l-3337-1783" svg:viewBox="0 0 3338 1784">
          <text:p/>
        </draw:connector>
        <draw:custom-shape draw:style-name="gr26" draw:text-style-name="P11" draw:layer="layout" svg:width="5.032cm" svg:height="1.735cm" svg:x="5.168cm" svg:y="15.26cm">
          <draw:glue-point draw:id="4" svg:x="5.002cm" svg:y="-2.328cm"/>
          <draw:glue-point draw:id="5" svg:x="5.002cm" svg:y="2.851cm"/>
          <text:p text:style-name="P10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xml:id="id23" draw:id="id23" draw:layer="layout" svg:width="3.91cm" svg:height="1.388cm" svg:x="8.72cm" svg:y="12.274cm">
          <text:p text:style-name="P10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xml:id="id24" draw:id="id24" draw:layer="layout" svg:width="4.361cm" svg:height="1.685cm" svg:x="-0.128cm" svg:y="15.285cm">
          <draw:glue-point draw:id="4" svg:x="5.002cm" svg:y="-2.328cm"/>
          <draw:glue-point draw:id="5" svg:x="5.002cm" svg:y="2.851cm"/>
          <text:p text:style-name="P10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5.418cm" svg:height="1.684cm" svg:x="16.082cm" svg:y="15.285cm">
          <draw:glue-point draw:id="4" svg:x="5.002cm" svg:y="-2.328cm"/>
          <draw:glue-point draw:id="5" svg:x="5.002cm" svg:y="2.851cm"/>
          <text:p text:style-name="P10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131cm" svg:height="1.684cm" svg:x="11.002cm" svg:y="15.285cm">
          <draw:glue-point draw:id="4" svg:x="5.002cm" svg:y="-2.328cm"/>
          <draw:glue-point draw:id="5" svg:x="5.002cm" svg:y="2.851cm"/>
          <text:p text:style-name="P10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0.675cm" svg:y1="13.662cm" svg:x2="2.052cm" svg:y2="15.285cm" draw:start-shape="id23" draw:start-glue-point="2" draw:end-shape="id24" draw:end-glue-point="0" svg:d="M10675 13662v811h-8623v812" svg:viewBox="0 0 8624 1624">
          <text:p/>
        </draw:connector>
      </draw:page>
      <draw:page draw:name="page4" draw:style-name="dp1" draw:master-page-name="Padrão">
        <draw:custom-shape draw:style-name="gr32" draw:text-style-name="P1" draw:layer="layout" svg:width="21.1cm" svg:height="9.7cm" svg:x="0cm" svg:y="0.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xml:id="id25" draw:id="id25" draw:layer="layout" svg:width="1.4cm" svg:height="1.4cm" svg:x="2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xml:id="id26" draw:id="id26" draw:layer="layout" svg:width="0.4cm" svg:height="1.7cm" svg:x="6.35cm" svg:y="2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15cm" svg:y1="3.35cm" svg:x2="6.35cm" svg:y2="3.35cm" draw:start-shape="id25" draw:start-glue-point="10" draw:end-shape="id26" draw:end-glue-point="3" svg:d="M4150 3350h2200" svg:viewBox="0 0 2201 1">
          <text:p/>
        </draw:connector>
        <draw:custom-shape draw:style-name="gr33" draw:text-style-name="P12" xml:id="id27" draw:id="id27" draw:layer="layout" svg:width="1.4cm" svg:height="1.4cm" svg:x="8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5cm" svg:y1="3.35cm" svg:x2="8.75cm" svg:y2="3.35cm" draw:start-shape="id26" draw:start-glue-point="1" draw:end-shape="id27" draw:end-glue-point="6" svg:d="M6750 3350h2000" svg:viewBox="0 0 2001 1">
          <text:p/>
        </draw:connector>
        <draw:custom-shape draw:style-name="gr35" draw:text-style-name="P14" draw:layer="layout" svg:width="0.3cm" svg:height="0.3cm" svg:x="3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3.3cm" svg:height="0.9cm" svg:x="4.9cm" svg:y="1.5cm">
          <text:p text:style-name="P15"><text:span text:style-name="T3">Requisição HTTP</text:span></text:p>
          <draw:enhanced-geometry svg:viewBox="0 0 21600 21600" draw:mirror-horizontal="false" draw:mirror-vertical="false" draw:text-areas="0 0 21600 ?f0" draw:type="down-arrow-callout" draw:modifiers="16349.833518313 10194.7288700394 16349.833518313 10194.728870039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3" draw:text-style-name="P12" xml:id="id29" draw:id="id29" draw:layer="layout" svg:width="1.4cm" svg:height="1.4cm" svg:x="8.7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9cm" svg:y1="7.75cm" svg:x2="10.1cm" svg:y2="7.75cm" draw:start-shape="id28" draw:start-glue-point="3" draw:end-shape="id29" svg:d="M12900 7750h-2800" svg:viewBox="0 0 2801 1">
          <text:p/>
        </draw:connector>
        <draw:custom-shape draw:style-name="gr37" draw:text-style-name="P17" draw:layer="layout" svg:width="4cm" svg:height="1cm" svg:x="16.6cm" svg:y="2.851cm">
          <text:p text:style-name="P15"><text:span text:style-name="T4">Armazenamento no Banco de dados.</text:span></text:p>
          <draw:enhanced-geometry svg:viewBox="0 0 21600 21600" draw:text-areas="?f0 0 21600 21600" draw:type="left-arrow-callout" draw:modifiers="1627.50548646672 7799.00166389351 1564.3013899049 7799.0016638935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4" draw:text-style-name="P5" draw:layer="layout" draw:type="line" svg:x1="10.15cm" svg:y1="3.35cm" svg:x2="12.9cm" svg:y2="3.35cm" draw:start-shape="id27" draw:start-glue-point="10" draw:end-shape="id30" draw:end-glue-point="3" svg:d="M10150 3350h2750" svg:viewBox="0 0 2751 1">
          <text:p/>
        </draw:connector>
        <draw:custom-shape draw:style-name="gr34" draw:text-style-name="P13" xml:id="id30" draw:id="id30" draw:layer="layout" svg:width="0.4cm" svg:height="1.7cm" svg:x="12.9cm" svg:y="2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2.6cm" svg:height="1.1cm" svg:x="8.1cm" svg:y="4.2cm">
          <text:p text:style-name="P15"><text:span text:style-name="T4">Páginas web de artigos</text:span></text:p>
          <draw:enhanced-geometry svg:viewBox="0 0 21600 21600" draw:text-areas="0 ?f0 21600 21600" draw:type="up-arrow-callout" draw:modifiers="4963.86344712739 9209.68858131488 4963.86344712739 9209.6885813148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9" draw:text-style-name="P16" draw:layer="layout" svg:width="3.6cm" svg:height="1.2cm" svg:x="11.3cm" svg:y="1.2cm">
          <text:p text:style-name="P15"><text:span text:style-name="T3">Minerar o conteúdo das páginas web</text:span></text:p>
          <draw:enhanced-geometry svg:viewBox="0 0 21600 21600" draw:mirror-horizontal="false" draw:mirror-vertical="false" draw:text-areas="0 0 21600 ?f0" draw:type="down-arrow-callout" draw:modifiers="17406.4239828694 10131.1857817273 17406.4239828694 10137.184115523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3" draw:text-style-name="P12" xml:id="id31" draw:id="id31" draw:layer="layout" svg:width="1.4cm" svg:height="1.4cm" svg:x="15.0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3cm" svg:y1="3.35cm" svg:x2="15.05cm" svg:y2="3.351cm" draw:start-shape="id30" draw:start-glue-point="1" draw:end-shape="id31" draw:end-glue-point="6" svg:d="M13300 3350l1750 1" svg:viewBox="0 0 1751 2">
          <text:p/>
        </draw:connector>
        <draw:custom-shape draw:style-name="gr33" draw:text-style-name="P12" xml:id="id32" draw:id="id32" draw:layer="layout" svg:width="1.4cm" svg:height="1.4cm" svg:x="17.9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7.95cm" svg:y1="8.2cm" svg:x2="13.3cm" svg:y2="8.199cm" draw:start-shape="id32" draw:start-glue-point="6" draw:end-shape="id28" draw:end-glue-point="5" svg:d="M17950 8200l-4650-1" svg:viewBox="0 0 4651 2">
          <text:p/>
        </draw:connector>
        <draw:custom-shape draw:style-name="gr34" draw:text-style-name="P13" xml:id="id28" draw:id="id28" draw:layer="layout" svg:width="0.4cm" svg:height="1.7cm" svg:x="12.9cm" svg:y="6.9cm">
          <draw:glue-point draw:id="4" svg:x="5cm" svg:y="-2.647cm"/>
          <draw:glue-point draw:id="5" svg:x="5cm" svg:y="2.647cm"/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75cm" svg:y1="4.051cm" svg:x2="13.3cm" svg:y2="7.301cm" draw:start-shape="id31" draw:start-glue-point="8" draw:end-shape="id28" draw:end-glue-point="4" svg:d="M15750 4051v3250h-2450" svg:viewBox="0 0 2451 3251">
          <text:p/>
        </draw:connector>
        <draw:connector draw:style-name="gr8" draw:text-style-name="P5" draw:layer="layout" draw:line-skew="0cm 0.558cm" svg:x1="12.9cm" svg:y1="7.75cm" svg:x2="18.65cm" svg:y2="8.9cm" draw:start-shape="id28" draw:start-glue-point="3" draw:end-shape="id32" draw:end-glue-point="8" svg:d="M12900 7750h-527v2250h6277v-1100" svg:viewBox="0 0 6278 2251">
          <text:p/>
        </draw:connector>
        <draw:custom-shape draw:style-name="gr35" draw:text-style-name="P14" draw:layer="layout" svg:width="0.3cm" svg:height="0.3cm" svg:x="18.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draw:layer="layout" svg:width="4.1cm" svg:height="1.4cm" svg:x="16.6cm" svg:y="6cm">
          <text:p text:style-name="P15"><text:span text:style-name="T3">Banco de dados de web logs da Wikipédia</text:span></text:p>
          <draw:enhanced-geometry svg:viewBox="0 0 21600 21600" draw:mirror-horizontal="false" draw:mirror-vertical="false" draw:text-areas="0 0 21600 ?f0" draw:type="down-arrow-callout" draw:modifiers="17498.2787340366 10131.1857817273 17498.2787340366 10131.18578172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1" draw:text-style-name="P17" draw:layer="layout" svg:width="3.2cm" svg:height="1.1cm" svg:x="7.8cm" svg:y="8.6cm">
          <text:p text:style-name="P15"><text:span text:style-name="T4">Resposta à busca preparada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2" draw:text-style-name="P19" draw:layer="layout" svg:width="2.4cm" svg:height="1.6cm" svg:x="0.2cm" svg:y="2.6cm">
          <text:p text:style-name="P15"><text:span text:style-name="T4">Usuário utilizando o sistema</text:span></text:p>
          <draw:enhanced-geometry svg:viewBox="0 0 21600 21600" draw:text-areas="0 0 ?f0 21600" draw:type="right-arrow-callout" draw:modifiers="19016.9566827101 8283.82261086821 19016.9566827101 8283.822610868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4" draw:text-style-name="P13" xml:id="id33" draw:id="id33" draw:layer="layout" svg:width="0.4cm" svg:height="1.7cm" svg:x="4.85cm" svg:y="6.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7cm" svg:y1="7.75cm" svg:x2="5.25cm" svg:y2="7.75cm" draw:start-shape="id29" draw:start-glue-point="6" draw:end-shape="id33" draw:end-glue-point="1" svg:d="M8700 7750h-3450" svg:viewBox="0 0 3451 1">
          <text:p/>
        </draw:connector>
        <draw:connector draw:style-name="gr8" draw:text-style-name="P5" draw:layer="layout" svg:x1="4.85cm" svg:y1="7.75cm" svg:x2="3.45cm" svg:y2="4.05cm" draw:start-shape="id33" draw:start-glue-point="3" draw:end-shape="id25" draw:end-glue-point="8" svg:d="M4850 7750h-1400v-3700" svg:viewBox="0 0 1401 3701">
          <text:p/>
        </draw:connector>
        <draw:custom-shape draw:style-name="gr43" draw:text-style-name="P20" draw:layer="layout" svg:width="3.7cm" svg:height="1.2cm" svg:x="3.2cm" svg:y="8.8cm">
          <text:p text:style-name="P15"><text:span text:style-name="T3">Mostrar o conteúdo para o usuário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4" draw:text-style-name="P16" draw:layer="layout" svg:width="3cm" svg:height="1.6cm" svg:x="11.6cm" svg:y="5.2cm">
          <text:p text:style-name="P15"><text:span text:style-name="T3">Aplicar técnicas de aprendizado de máquina</text:span></text:p>
          <draw:enhanced-geometry svg:viewBox="0 0 21600 21600" draw:mirror-horizontal="false" draw:mirror-vertical="false" draw:text-areas="0 0 21600 ?f0" draw:type="down-arrow-callout" draw:modifiers="18969.144284822 9954.28190603132 19036.6021236727 9954.281906031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Nimbus Mono L', 'DejaVu Sans Mono', Courier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est_5f_02_29_kn" draw:display-name="est_02)kn" draw:style="rect" draw:dots1="1" draw:dots1-length="12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11-09T02:33:07.912000000</dc:date>
    <meta:editing-duration>PT12H14M35S</meta:editing-duration>
    <meta:editing-cycles>61</meta:editing-cycles>
    <meta:generator>LibreOffice/5.1.3.2$Windows_x86 LibreOffice_project/644e4637d1d8544fd9f56425bd6cec110e49301b</meta:generator>
    <meta:document-statistic meta:object-count="107"/>
  </office:meta>
</office:document-meta>
</file>